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end" style:justify-single-word="false"/>
      <style:text-properties fo:font-size="13pt" officeooo:rsid="001e4de7" officeooo:paragraph-rsid="001e4de7" style:font-size-asian="13pt" style:font-size-complex="13pt"/>
    </style:style>
    <style:style style:name="P2" style:family="paragraph" style:parent-style-name="Standard">
      <style:paragraph-properties fo:line-height="150%" fo:text-align="center" style:justify-single-word="false"/>
      <style:text-properties fo:font-size="13pt" officeooo:rsid="00190b5a" officeooo:paragraph-rsid="00190b5a" style:font-size-asian="13pt" style:font-size-complex="13pt"/>
    </style:style>
    <style:style style:name="P3" style:family="paragraph" style:parent-style-name="Standard">
      <style:paragraph-properties fo:line-height="150%" fo:text-align="start" style:justify-single-word="false"/>
      <style:text-properties fo:font-size="13pt" officeooo:rsid="00190b5a" officeooo:paragraph-rsid="00190b5a" style:font-size-asian="13pt" style:font-size-complex="13pt"/>
    </style:style>
    <style:style style:name="T1" style:family="text">
      <style:text-properties officeooo:rsid="00191ad1"/>
    </style:style>
    <style:style style:name="T2" style:family="text">
      <style:text-properties officeooo:rsid="001a9895"/>
    </style:style>
    <style:style style:name="T3" style:family="text">
      <style:text-properties officeooo:rsid="001b6e64"/>
    </style:style>
    <style:style style:name="T4" style:family="text">
      <style:text-properties officeooo:rsid="001b8f3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stin and Jinxin</text:p>
      <text:p text:style-name="P1">3-12-18</text:p>
      <text:p text:style-name="P1">Senior Design</text:p>
      <text:p text:style-name="P2"/>
      <text:p text:style-name="P2">Testing Plan</text:p>
      <text:p text:style-name="P2"/>
      <text:p text:style-name="P3"><text:tab/><text:span text:style-name="T1">It will be very important to do a variety of on the quad solver program that we are in the process of completing. One type of testing we will be doing is unit testing. Another kind of testing that will be useful to us will be coverage testing. The last type of testing that will be implemented in our project will be usability testing. Many of the tests we have will be automated so we can run them all simply. To ensure quality testing will be used extensively in this project.</text:span></text:p>
      <text:p text:style-name="P3"><text:tab/><text:span text:style-name="T1">Unit testing is a testing technique that tests individual functions or modules, or related functions or modules to test that those sections of code are giving the expected output from the given input. The tests will be short functions that give functions an input and check to make sure the output is what we are expecting from that specific input. We will have unit tests on every function in this project in order to cut down on bugs. The test will be written and run by us. The results we expect on bad runs will be a report of what happened and where, and on good runs we will expect no output. </text:span></text:p>
      <text:p text:style-name="P3"><text:tab/><text:span text:style-name="T2">Coverage testing is a type of testing that checks which lines of codes are have been run or not run. <text:s/>Coverage test will be done by using gcov to tell us what lines of code are executed and how many times each line of code are run. This will help us find out how thoroughly are tests are testing our code. We will run these each time the unit tests are run. The results we expect to see are the line numbers of <text:s/>lines of code that are not run at all and the lines that are not run very often. </text:span></text:p>
      <text:p text:style-name="P3"><text:tab/><text:span text:style-name="T3">Usability testing is a method of testing that requires a third party to use the program in a number of specified ways in order to find out if the program is user friendly to typical users at each point in their experience. We will give a user a list of inputs they must enter and have them record the results they come up with for each input group and check to make sure it matches the answers we get putting in the same inputs. We will also watch as the user uses the </text:span><text:soft-page-break/><text:span text:style-name="T3">program to see if they get hung up or frustrated. After they have finished we will ask them some questions about their experience. If the user gets any of the answers wrong that would be a big problem for usability as well as the user getting hung up or indicating that their experience was bad. </text:span></text:p>
      <text:p text:style-name="P3"><text:tab/><text:span text:style-name="T4">Automated testing just takes the tests that can be quickly run and runs all of them with one command. We will have a target in our make file to run all tests. We will expect no output on a good run and on a bad run we will have it output to a file to tell us what went wron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2T11:54:49.733211113</meta:creation-date>
    <dc:date>2018-03-12T19:45:17.948489363</dc:date>
    <meta:editing-duration>PT8M40S</meta:editing-duration>
    <meta:editing-cycles>3</meta:editing-cycles>
    <meta:generator>LibreOffice/5.1.6.2$Linux_X86_64 LibreOffice_project/10m0$Build-2</meta:generator>
    <meta:document-statistic meta:table-count="0" meta:image-count="0" meta:object-count="0" meta:page-count="2" meta:paragraph-count="9" meta:word-count="520" meta:character-count="2665" meta:non-whitespace-character-count="2143"/>
  </office:meta>
</office:document-meta>
</file>